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7" style:family="paragraph" style:parent-style-name="Standard">
      <style:paragraph-properties fo:margin-top="0.1665in" fo:margin-bottom="0.1665in" loext:contextual-spacing="false" fo:line-height="100%" fo:break-before="auto" fo:break-after="auto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30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2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33" style:family="paragraph" style:parent-style-name="Heading_20_1" style:list-style-name="WWNum3">
      <style:paragraph-properties fo:break-before="auto" fo:break-after="auto"/>
    </style:style>
    <style:style style:name="P3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Introducción a Learning Analytics con ejemplos prácticos</text:span><text:span text:style-name="T2"><text:line-break/></text:span><text:span text:style-name="T3">UD 03. Anexo 01 - Extrayendo información de Itaca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utor: Sergi García Barea</text:span></text:p>
      <text:p text:style-name="P4"><text:span text:style-name="T5">Actualizado Noviembre 2023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0">Nomenclatura</text:span></text:p>
      <text:p text:style-name="P10"><text:span text:style-name="T11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12">Importante</text:span></text:p>
      <text:p text:style-name="P13"/>
      <text:p text:style-name="P12"><text:span text:style-name="T17">❕</text:span><text:span text:style-name="T13"> </text:span><text:span text:style-name="T12">Atención</text:span></text:p>
      <text:p text:style-name="P13"/>
      <text:p text:style-name="P12"><text:span text:style-name="T14">💬</text:span><text:span text:style-name="T12"> Interesante</text:span></text:p>
      <text:p text:style-name="P32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span text:style-name="T19">1. </text:span><text:a xlink:type="simple" xlink:href="#_ge43nvu7ywtj" text:style-name="Index_20_Link" text:visited-style-name="Index_20_Link"><text:span text:style-name="T15">Introducción</text:span></text:a><text:span text:style-name="T15"><text:tab/>3</text:span></text:p>
          <text:p text:style-name="P19"><text:soft-page-break/><text:span text:style-name="T20">2. </text:span><text:a xlink:type="simple" xlink:href="#_yb12oxl6boxf" text:style-name="Index_20_Link" text:visited-style-name="Index_20_Link"><text:span text:style-name="T9">¿Que es Itaca?</text:span></text:a><text:span text:style-name="T9"><text:tab/>3</text:span></text:p>
          <text:p text:style-name="P19"><text:span text:style-name="T20">3. </text:span><text:a xlink:type="simple" xlink:href="#_nj4spq2o5l4h" text:style-name="Index_20_Link" text:visited-style-name="Index_20_Link"><text:span text:style-name="T9">Itaca: informe de incidencias e informe de tutoría</text:span></text:a><text:span text:style-name="T9"><text:tab/>3</text:span></text:p>
          <text:p text:style-name="P19"><text:span text:style-name="T20">4. </text:span><text:a xlink:type="simple" xlink:href="#_imoeyqojop52" text:style-name="Index_20_Link" text:visited-style-name="Index_20_Link"><text:span text:style-name="T9">La biblioteca de Python “Tabula-py”</text:span></text:a><text:span text:style-name="T9"><text:tab/>3</text:span></text:p>
          <text:p text:style-name="P20"><text:span text:style-name="T20">5. </text:span><text:a xlink:type="simple" xlink:href="#_tshebzc0i9g" text:style-name="Index_20_Link" text:visited-style-name="Index_20_Link"><text:span text:style-name="T9">Programas: “extractorINF_ALUMNOS.py” y “extractorINF_TUTORIA.py”</text:span></text:a><text:span text:style-name="T9"><text:tab/>4</text:span></text:p>
        </text:index-body>
      </text:table-of-content>
      <text:p text:style-name="P17"><text:span text:style-name="T21">UD0</text:span><text:span text:style-name="T22">3</text:span><text:span text:style-name="T23">. </text:span><text:span text:style-name="T22">Anexo 1 - Extrayendo información de Itaca</text:span></text:p>
      <text:list xml:id="list3953334202" text:style-name="WWNum3">
        <text:list-item>
          <text:p text:style-name="P33"><text:bookmark text:name="_ge43nvu7ywtj"/>Introducción</text:p>
        </text:list-item>
      </text:list>
      <text:p text:style-name="P22">En este punto vamos a tratar la parte de extracción de información de PDFs de Itaca.</text:p>
      <text:p text:style-name="P22">Este punto tiene una parte técnica de programación, pensada especialmente para profesores con conocimientos de informática. </text:p>
      <text:p text:style-name="P22">Si eres un profesor de otra rama y no tienes conocimientos de programación, no te preocupes, puedes seguir el curso sin problema e ignorar esta parte. </text:p>
      <text:p text:style-name="P22">Si aun así, eres valiente y quieres mirar este documento, te recomendamos que te centres en la parte de ejecutar los programas ya generados y que no te estresen otros detalles que no comprendas :)</text:p>
      <text:list xml:id="list132253966122142" text:continue-numbering="true" text:style-name="WWNum3">
        <text:list-item>
          <text:p text:style-name="P33"><text:bookmark text:name="_yb12oxl6boxf"/>¿Qué es Itaca?</text:p>
        </text:list-item>
      </text:list>
      <text:p text:style-name="P21">Itaca es un sistema de gestión de la docencia (profesorado, alumnado, calificaciones, asistencia, etc.) utilizado en el sistema educativo público de la Comunidad Valenciana.</text:p>
      <text:p text:style-name="P21">El sistema Itaca nos proporciona mucha información, pero no siempre en el mejor formato para poder realizar análisis de datos. </text:p>
      <text:p text:style-name="P21">En este anexo comentamos tanto algunas fuentes de información presentes en Itaca, así como algunas herramientas técnicas que nos pueden ayudar a extraer información de ella.</text:p>
      <text:p text:style-name="P21"/>
      <text:p text:style-name="P21">Por último, presentamos dos programas de cosecha propia para extraer información.</text:p>
      <text:list xml:id="list132254309392891" text:continue-numbering="true" text:style-name="WWNum3">
        <text:list-item>
          <text:p text:style-name="P33"><text:bookmark text:name="_nj4spq2o5l4h"/>Itaca: informe de incidencias e informe de tutoría</text:p>
        </text:list-item>
      </text:list>
      <text:p text:style-name="P22">Itaca, (siempre según el rol de tutor) permite extraer en PDF dos informes que nos pueden ser interesantes:</text:p>
      <text:list xml:id="list3996307566" text:style-name="WWNum2">
        <text:list-item>
          <text:p text:style-name="P23"><text:span text:style-name="T26">Listado de incidencias</text:span>: genera un PDF con un nombre del estilo <text:span text:style-name="T26">“INF_ALUMNOS.pdf”</text:span>. Contiene un listado de incidencias de un alumno en todas las materias.</text:p>
        </text:list-item>
        <text:list-item>
          <text:p text:style-name="P24"><text:span text:style-name="T26">Estadísticas de faltas</text:span>: genera un PDF con un nombre del estilo <text:span text:style-name="T26">“INF_TUTORIA.pdf”</text:span>. Además de contener datos estadísticos interesantes, contiene un pequeño mapa de faltas de asistencia desglosado por asignaturas.</text:p>
        </text:list-item>
      </text:list>
      <text:list xml:id="list132255367964357" text:continue-list="list132254309392891" text:style-name="WWNum3">
        <text:list-item>
          <text:p text:style-name="P33"><text:bookmark text:name="_imoeyqojop52"/>La biblioteca de Python “Tabula-py”</text:p>
        </text:list-item>
      </text:list>
      <text:p text:style-name="P22">Python (Versión 3) es un lenguaje de programación ampliamente usado y muy potente para tareas como el análisis de datos <text:a xlink:type="simple" xlink:href="https://www.python.org/" text:style-name="ListLabel_20_19" text:visited-style-name="ListLabel_20_19"><text:span text:style-name="T28">https://www.python.org/</text:span></text:a></text:p>
      <text:p text:style-name="P22"/>
      <text:p text:style-name="P22">Python posee un gran número de bibliotecas para trabajar con PDFs: PDFMiner, PyPDF2, Tabula-py, etc. En este enlace <text:a xlink:type="simple" xlink:href="https://medium.com/@umerfarooq_26378/python-for-pdf-ef0fac2808b0" text:style-name="ListLabel_20_19" text:visited-style-name="ListLabel_20_19"><text:span text:style-name="T28">https://medium.com/@umerfarooq_26378/python-for-pdf-ef0fac2808b0</text:span></text:a> se pueden encontrar referencias a varias de ellas.</text:p>
      <text:p text:style-name="P22"/>
      <text:p text:style-name="P22"/>
      <text:p text:style-name="P22">Para procesar los PDFs descritos anteriormente, hemos utilizado la biblioteca Tabula-py, cuya documentación asociada es <text:a xlink:type="simple" xlink:href="https://tabula-py.readthedocs.io/en/latest/" text:style-name="ListLabel_20_19" text:visited-style-name="ListLabel_20_19"><text:span text:style-name="T28">https://tabula-py.readthedocs.io/en/latest/</text:span></text:a>. El motivo de utilizar esta biblioteca de extracción de información en PDFs, es que pasaba las tablas de PDFs a formato CSV, fácilmente utilizable en aplicaciones como PowerBI Desktop <text:a xlink:type="simple" xlink:href="https://powerbi.microsoft.com/es-es/desktop/" text:style-name="ListLabel_20_19" text:visited-style-name="ListLabel_20_19"><text:span text:style-name="T28">https://powerbi.microsoft.com/es-es/desktop/</text:span></text:a> o KNIME <text:a xlink:type="simple" xlink:href="https://www.knime.com/" text:style-name="ListLabel_20_19" text:visited-style-name="ListLabel_20_19"><text:span text:style-name="T28">https://www.knime.com/</text:span></text:a> descrita en anteriores unidades.</text:p>
      <text:list xml:id="list132253727175594" text:continue-numbering="true" text:style-name="WWNum3">
        <text:list-item>
          <text:p text:style-name="P33"><text:bookmark text:name="_tshebzc0i9g"/>Programas: “extractorINF_ALUMONS.py” y “extractorINF_TUTORIA.py”</text:p>
        </text:list-item>
      </text:list>
      <text:p text:style-name="P27">Para ejecutar estos programas, debes tener el lenguaje de programación Python instalado y lanzarlos de forma “python extractorINF_ALUMNOS.py” o “python extractorINF_TUTORIA.py”.</text:p>
      <text:p text:style-name="P27">Sobre cada uno de estos ficheros:</text:p>
      <text:list xml:id="list4294627161" text:style-name="WWNum1">
        <text:list-item>
          <text:p text:style-name="P25"><text:soft-page-break/><text:span text:style-name="T26">“extractorINF _ALUMNOS.py”</text:span></text:p>
          <text:list>
            <text:list-item>
              <text:p text:style-name="P28">Espera que en el directorio actual este un fichero llamado “INF_ALUMNOS.pdf”. Generará 3 ficheros: “INF_ALUMNOS_bruto.csv” con los datos en bruto, “INF_ALUMNOS_procesado.csv” con un ligero procesado y “INF_ALUMNOS_anonimizado.csv” que es como el anterior, pero anonimizando alumnos.</text:p>
            </text:list-item>
          </text:list>
        </text:list-item>
        <text:list-item>
          <text:p text:style-name="P26"><text:span text:style-name="T26">“extractorINF_TUTORIA.py”</text:span></text:p>
          <text:list>
            <text:list-item>
              <text:p text:style-name="P29">Espera que en el directorio actual esté un fichero llamado “INF_TUTORIA.pdf”. Generará 3 ficheros: “INF_TUTORIA_bruto.csv” con los datos en bruto, “INF_TUTORIA_procesado.csv” con un ligero procesado e “INF_TUTORIA_anonimizado.csv” que es como el anterior, pero anonimizando alumnos.</text:p>
            </text:list-item>
          </text:list>
        </text:list-item>
      </text:list>
      <text:p text:style-name="P30"><text:span text:style-name="T16">💬</text:span><text:span text:style-name="T26"> Interesante: </text:span>Si quieres saber más información sobre cómo funcionan estos programas, puedes utilizar el foro y plantear tus cuestiones o contactar con el autor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</text:span><text:span text:style-name="MT1"> Anexo I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46" meta:word-count="653" meta:character-count="4556" meta:non-whitespace-character-count="3951"/>
    <meta:generator>LibreOfficeDev/6.0.5.2$Linux_X86_64 LibreOffice_project/</meta:generator>
  </office:meta>
</office:document-meta>
</file>